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0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Segoe UI Semibold" fo:font-size="36pt" style:font-size-asian="36pt" style:font-size-complex="36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24pt" style:font-size-asian="24pt" style:font-size-complex="24pt"/>
    </style:style>
    <style:style style:name="T6" style:family="text">
      <style:text-properties style:font-name="Segoe UI Semibold" fo:font-size="36pt" style:font-size-asian="36pt" style:font-size-complex="36pt"/>
    </style:style>
    <style:style style:name="T7" style:family="text">
      <style:text-properties style:font-name="Segoe UI Semibold" fo:font-size="15pt" style:font-size-asian="15pt" style:font-size-complex="15pt"/>
    </style:style>
    <style:style style:name="T8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2cm" svg:x="1.524cm" svg:y="0.762cm">
          <draw:text-box>
            <text:p text:style-name="P1"><text:span text:style-name="T1">Hymn #841 </text:span></text:p>
            <text:p text:style-name="P1"><text:span text:style-name="T2">“</text:span><text:span text:style-name="T2">O Son of God, in Galile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4.892cm" svg:height="7.011cm" svg:x="1.524cm" svg:y="0.762cm">
          <draw:text-box>
            <text:p text:style-name="P1"><text:span text:style-name="T3">1.</text:span><text:span text:style-name="T4"> O Son of God, in Galilee</text:span></text:p>
            <text:p text:style-name="P1"><text:span text:style-name="T4">You made the deaf to hear,</text:span></text:p>
            <text:p text:style-name="P1"><text:span text:style-name="T4">The mute to speak, the blind to see;</text:span></text:p>
            <text:p text:style-name="P1"><text:span text:style-name="T4">O bless-ed Lord, be nea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2" draw:layer="layout" svg:width="24.892cm" svg:height="7.011cm" svg:x="1.524cm" svg:y="0.762cm">
          <draw:text-box>
            <text:p text:style-name="P1"><text:span text:style-name="T3">2.</text:span><text:span text:style-name="T4"> O listen to the silent prayer</text:span></text:p>
            <text:p text:style-name="P1"><text:span text:style-name="T4">Of Your afflicted ones.</text:span></text:p>
            <text:p text:style-name="P1"><text:span text:style-name="T4">O bid them cast on You their care;</text:span></text:p>
            <text:p text:style-name="P1"><text:span text:style-name="T4">Your grace to them make know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5" draw:layer="layout" svg:width="24.892cm" svg:height="7.011cm" svg:x="1.524cm" svg:y="0.762cm">
          <draw:text-box>
            <text:p text:style-name="P1"><text:span text:style-name="T5">3.</text:span><text:span text:style-name="T6"> The speechless tongue, the lifeless ear</text:span></text:p>
            <text:p text:style-name="P1"><text:span text:style-name="T6">You can restore, O Lord;</text:span></text:p>
            <text:p text:style-name="P1"><text:span text:style-name="T6">Your “Ephphatha,” O Savior dear,</text:span></text:p>
            <text:p text:style-name="P1"><text:span text:style-name="T6">Can instant help aff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2" draw:layer="layout" svg:width="24.892cm" svg:height="7.011cm" svg:x="1.524cm" svg:y="0.762cm">
          <draw:text-box>
            <text:p text:style-name="P1"><text:span text:style-name="T3">4.</text:span><text:span text:style-name="T4"> Meanwhile to them the list’ning ear</text:span></text:p>
            <text:p text:style-name="P1"><text:span text:style-name="T4">Of steadfast faith impart,</text:span></text:p>
            <text:p text:style-name="P1"><text:span text:style-name="T4">And let Your Word bring light and cheer</text:span></text:p>
            <text:p text:style-name="P1"><text:span text:style-name="T4">To ev’ry troubled hea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2" draw:layer="layout" svg:width="24.892cm" svg:height="13.33cm" svg:x="1.524cm" svg:y="0.762cm">
          <draw:text-box>
            <text:p text:style-name="P1"><text:span text:style-name="T3">5.</text:span><text:span text:style-name="T4"> Then in Your promised happy land</text:span></text:p>
            <text:p text:style-name="P1"><text:span text:style-name="T4">Each loss will prove a gain;</text:span></text:p>
            <text:p text:style-name="P1"><text:span text:style-name="T4">All myst’ries we shall understand,</text:span></text:p>
            <text:p text:style-name="P1"><text:span text:style-name="T4">For You will make them plain.</text:span></text:p>
            <text:p><text:span text:style-name="T7"/></text:p>
            <text:p><text:span text:style-name="T8"/></text:p>
            <text:p><text:span text:style-name="T8"/></text:p>
            <text:p><text:span text:style-name="T8"><text:s text:c="5"/></text:span><text:span text:style-name="T8">1978 Lutheran Book of Worship.</text:span></text:p>
            <text:p><text:span text:style-name="T8"><text:s text:c="5"/></text:span><text:span text:style-name="T8">Used by permission:</text:span></text:p>
            <text:p><text:span text:style-name="T8"><text:s text:c="5"/></text:span><text:span text:style-name="T8">LSB Hymn License</text:span></text:p>
            <text:p><text:span text:style-name="T8"><text:s text:c="5"/></text:span><text:span text:style-name="T8">.NET, no. 100011038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23:26:48.593000000</meta:creation-date>
    <dc:date>2017-03-23T10:23:16.961000000</dc:date>
    <meta:editing-duration>PT8M23S</meta:editing-duration>
    <meta:editing-cycles>4</meta:editing-cycles>
    <meta:generator>LibreOffice/5.2.5.1$Windows_X86_64 LibreOffice_project/0312e1a284a7d50ca85a365c316c7abbf20a4d22</meta:generator>
    <meta:document-statistic meta:object-count="39"/>
  </office:meta>
</office:document-meta>
</file>